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StarSymbol" svg:font-family="Star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nco de pruebas del instalador live </text:p>
      <text:p text:style-name="Standard"/>
      <text:p text:style-name="Standard">Pantalla de entrada de información del usuario (¿Quien es usted?) :</text:p>
      <text:p text:style-name="Standard"/>
      <text:list text:style-name="L1">
        <text:list-item>
          <text:p text:style-name="P2">Comprobar si acepta la introducción en los campos de usuario y nombre de usuario caracteres especiales como la ñ o acentos</text:p>
        </text:list-item>
      </text:list>
      <text:p text:style-name="Standard"/>
      <text:p text:style-name="Standard">Pantalla de preparación del espacio<text:tab/>de disco (Preparar espacio de disco) :</text:p>
      <text:p text:style-name="Standard"/>
      <text:list text:style-name="L2">
        <text:list-item>
          <text:p text:style-name="P3">Probar el borrado completo de disco duro.</text:p>
          <text:list>
            <text:list-item>
              <text:p text:style-name="P3">Comprobar que esta opción se da si hay mas de un disco duro.</text:p>
            </text:list-item>
            <text:list-item>
              <text:p text:style-name="P3">Comprobar al finalizar la instalación que las particiones se han creado bien.</text:p>
            </text:list-item>
          </text:list>
        </text:list-item>
        <text:list-item>
          <text:p text:style-name="P3">Probar el redimensionado de una partición para obtener espacio libre</text:p>
          <text:list>
            <text:list-item>
              <text:p text:style-name="P3">Comprobar que esta opción se da cuando existe una partición en el sistema que se pueda redimensionar en busca de espacio (por ejemplo, una partición de Windows)</text:p>
            </text:list-item>
            <text:list-item>
              <text:p text:style-name="P3">Comprobar que efectivamente se redimensiona y se obtiene el espacio requerido por el esquema de particionado (particiones swap, / y /home).</text:p>
            </text:list-item>
          </text:list>
        </text:list-item>
        <text:list-item>
          <text:p text:style-name="P3">Utilizar el espacio libre contiguo mas grande</text:p>
          <text:list>
            <text:list-item>
              <text:p text:style-name="P3">Comprobar si el sistema funciona bien en el caso de no haber espacio libre</text:p>
            </text:list-item>
            <text:list-item>
              <text:p text:style-name="P3">Comprobar al finalizar la instalación que las particiones se han creado bien</text:p>
            </text:list-item>
          </text:list>
        </text:list-item>
        <text:list-item>
          <text:p text:style-name="P3">Reutilizar particiones existentes</text:p>
          <text:list>
            <text:list-item>
              <text:p text:style-name="P3">Comprobar que el installer recoge las particiones existentes</text:p>
            </text:list-item>
            <text:list-item>
              <text:p text:style-name="P3">Comprobar que formatea las particiones que seleccionemos</text:p>
            </text:list-item>
            <text:list-item>
              <text:p text:style-name="P3">Comprobar al finalizar la instalación que las particiones se han creado bien</text:p>
            </text:list-item>
          </text:list>
        </text:list-item>
        <text:list-item>
          <text:p text:style-name="P3">Editar particiones existentes</text:p>
          <text:list>
            <text:list-item>
              <text:p text:style-name="P3">Comprobar la instalación de sistema con particiones del tipo (ext2,ext3, reiser)</text:p>
            </text:list-item>
            <text:list-item>
              <text:p text:style-name="P3">Comprobar la creación de particiones fat16 y fat32</text:p>
            </text:list-item>
            <text:list-item>
              <text:p text:style-name="P3">Comprobar la creacion de particiones swap</text:p>
            </text:list-item>
            <text:list-item>
              <text:p text:style-name="P3">Comprobar si se permite la instalación del / en sistemas de ficheros fat32 y fat16 (No deberia)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StarSymbol" svg:font-family="Star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es" fo:country="ES" style:font-name-asian="DejaVu Sans" style:font-size-asian="12pt" style:language-asian="es" style:country-asian="ES" style:font-name-complex="DejaVu Sans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12-29T10:38:48</meta:creation-date>
    <dc:creator>Gumersindo Pérez</dc:creator>
    <dc:date>2007-01-02T08:37:16</dc:date>
    <dc:language>es-ES</dc:language>
    <meta:editing-cycles>4</meta:editing-cycles>
    <meta:editing-duration>PT43M5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2" meta:word-count="245" meta:character-count="1560"/>
  </office:meta>
</office:document-meta>
</file>